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draw:marker-start-width="0.2cm" draw:marker-end-width="0.2cm" draw:fill="solid" draw:fill-color="#ffff00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fill="solid" draw:fill-color="#ff0000" draw:textarea-horizontal-align="center" draw:textarea-vertical-align="middle"/>
    </style:style>
    <style:style style:name="gr5" style:family="graphic" style:parent-style-name="standard">
      <style:graphic-properties draw:fill="solid" draw:fill-color="#2300dc" draw:textarea-horizontal-align="center" draw:textarea-vertical-align="middle"/>
    </style:style>
    <style:style style:name="gr6" style:family="graphic" style:parent-style-name="standard">
      <style:graphic-properties draw:fill="solid" draw:fill-color="#9966cc" draw:textarea-horizontal-align="center" draw:textarea-vertical-align="middle"/>
    </style:style>
    <style:style style:name="gr7" style:family="graphic" style:parent-style-name="standard">
      <style:graphic-properties draw:fill="solid" draw:fill-color="#ffff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cm" svg:stroke-color="#00ff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00ff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ffffff" fo:font-size="24pt" style:font-size-asian="24pt" style:font-size-complex="24pt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ffffff" fo:font-size="24pt" style:font-size-asian="24pt" style:font-size-complex="24pt"/>
    </style:style>
    <style:style style:name="P7" style:family="paragraph">
      <style:text-properties fo:color="#000000" fo:font-size="24pt" style:font-size-asian="24pt" style:font-size-complex="24pt"/>
    </style:style>
    <style:style style:name="P8" style:family="paragraph">
      <style:text-properties fo:color="#00ff00"/>
    </style:style>
    <style:style style:name="P9" style:family="paragraph">
      <style:text-properties fo:color="#ff00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00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8.5cm" svg:height="16cm" svg:x="11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5cm" svg:height="16cm" svg:x="2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2" draw:layer="layout" svg:width="16.5cm" svg:height="1.5cm" svg:x="2.5cm" svg:y="4cm">
          <text:p text:style-name="P2"><text:span text:style-name="T1">操作説明</text:span></text:p>
        </draw:rect>
        <draw:rect draw:style-name="gr4" draw:text-style-name="P3" draw:layer="layout" svg:width="7.5cm" svg:height="4cm" svg:x="2.5cm" svg:y="6.5cm">
          <text:p text:style-name="P3"><text:span text:style-name="T2">提案手法を用いた</text:span></text:p>
          <text:p text:style-name="P3"><text:span text:style-name="T2">出題法でテスト</text:span></text:p>
        </draw:rect>
        <draw:rect draw:style-name="gr5" draw:text-style-name="P3" draw:layer="layout" svg:width="7.5cm" svg:height="4cm" svg:x="11.5cm" svg:y="6.5cm">
          <text:p text:style-name="P3"><text:span text:style-name="T2">ランダムな</text:span></text:p>
          <text:p text:style-name="P3"><text:span text:style-name="T2">出題法でテスト</text:span></text:p>
        </draw:rect>
        <draw:rect draw:style-name="gr6" draw:text-style-name="P3" draw:layer="layout" svg:width="16.5cm" svg:height="3cm" svg:x="2.5cm" svg:y="12cm">
          <text:p text:style-name="P4"><text:span text:style-name="T2">共通問題でテスト</text:span></text:p>
          <text:p text:style-name="P4"><text:span text:style-name="T2">出題順や問題内容は固定</text:span></text:p>
        </draw:rect>
        <draw:rect draw:style-name="gr7" draw:text-style-name="P2" draw:layer="layout" svg:width="16.5cm" svg:height="1.5cm" svg:x="2.5cm" svg:y="16cm">
          <text:p text:style-name="P1"><text:span text:style-name="T1">アンケート（システムの使いやすさについて）</text:span></text:p>
        </draw:rect>
        <draw:frame draw:style-name="gr8" draw:text-style-name="P6" draw:layer="layout" svg:width="4.27cm" svg:height="1.195cm" svg:x="2.675cm" svg:y="2.537cm">
          <draw:text-box>
            <text:p text:style-name="P5"><text:span text:style-name="T2">グループ</text:span><text:span text:style-name="T2">A</text:span></text:p>
          </draw:text-box>
        </draw:frame>
        <draw:frame draw:style-name="gr8" draw:text-style-name="P7" draw:layer="layout" svg:width="4.27cm" svg:height="1.195cm" svg:x="11.73cm" svg:y="2.5cm">
          <draw:text-box>
            <text:p text:style-name="P7"><text:span text:style-name="T1">グループ</text:span><text:span text:style-name="T1">B</text:span></text:p>
          </draw:text-box>
        </draw:frame>
        <draw:rect draw:style-name="gr9" draw:text-style-name="P1" draw:layer="layout" svg:width="22cm" svg:height="5cm" svg:x="2cm" svg:y="6cm">
          <text:p/>
        </draw:rect>
        <draw:frame draw:style-name="gr8" draw:text-style-name="P8" draw:layer="layout" svg:width="3.579cm" svg:height="0.963cm" svg:x="20cm" svg:y="8.037cm">
          <draw:text-box>
            <text:p><text:span text:style-name="T3">問題セット</text:span><text:span text:style-name="T3">1</text:span></text:p>
          </draw:text-box>
        </draw:frame>
        <draw:rect draw:style-name="gr10" draw:text-style-name="P1" draw:layer="layout" svg:width="22cm" svg:height="4cm" svg:x="2cm" svg:y="11.5cm">
          <text:p/>
        </draw:rect>
        <draw:frame draw:style-name="gr8" draw:text-style-name="P9" draw:layer="layout" svg:width="3.579cm" svg:height="0.963cm" svg:x="19.921cm" svg:y="13.037cm">
          <draw:text-box>
            <text:p text:style-name="P9">問題セット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1-15T18:10:04.01</dc:date>
    <meta:editing-duration>PT00H12M45S</meta:editing-duration>
    <meta:editing-cycles>2</meta:editing-cycles>
    <meta:generator>OpenOffice.org/3.0$Win32 OpenOffice.org_project/300m9$Build-9358</meta:generator>
    <meta:document-statistic meta:object-count="13"/>
  </office:meta>
</office:document-meta>
</file>